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To-Do Application</text:span></text:h>
      <text:p text:style-name="Text_20_body">A simple and intuitive task management web app built with <text:span text:style-name="Strong_20_Emphasis">Node.js</text:span>, <text:span text:style-name="Strong_20_Emphasis">Express.js</text:span>, <text:span text:style-name="Strong_20_Emphasis">React.js</text:span>, and <text:span text:style-name="Strong_20_Emphasis">MySQL</text:span>. Users can add, edit, delete, and mark tasks as completed, with real-time updates and responsive design for seamless usage across device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4:56:16.997000000</meta:creation-date>
    <dc:date>2024-12-08T14:56:27.051000000</dc:date>
    <meta:editing-duration>PT10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2" meta:word-count="38" meta:character-count="254" meta:non-whitespace-character-count="218"/>
  </office:meta>
</office:document-meta>
</file>